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5.803cm"/>
    </style:style>
    <style:style style:name="co3" style:family="table-column">
      <style:table-column-properties fo:break-before="auto" style:column-width="10.68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fo:border="0.002cm solid #000000"/>
    </style:style>
    <style:style style:name="ce4" style:family="table-cell" style:parent-style-name="Default">
      <style:table-cell-properties fo:background-color="#00cc00" fo:border="0.002cm solid #000000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cc00" fo:border="0.002cm solid #000000"/>
      <style:text-properties fo:color="#000000" style:font-name="Consolas" fo:font-size="8pt" fo:language="en" fo:country="US" style:font-name-asian="Consolas" style:font-size-asian="8pt" style:language-asian="en" style:country-asian="US" style:font-name-complex="Consolas" style:font-size-complex="4.55000019073486pt" style:language-complex="en" style:country-complex="US"/>
    </style:style>
    <style:style style:name="ce7" style:family="table-cell" style:parent-style-name="Default">
      <style:table-cell-properties fo:background-color="#00cc00" fo:border="0.002cm solid #000000"/>
      <style:text-properties fo:color="#000000" style:font-name="Consolas" fo:font-size="8pt" style:font-name-asian="Consolas" style:font-size-asian="8pt" style:font-name-complex="Consolas" style:font-size-complex="4.55000019073486pt"/>
    </style:style>
    <style:style style:name="ce8" style:family="table-cell" style:parent-style-name="Default">
      <style:table-cell-properties fo:background-color="#00cc00"/>
      <style:text-properties fo:color="#000000" style:text-outline="false" style:text-line-through-style="none" style:font-name="Consola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00" fo:wrap-option="wrap" fo:border="0.002cm solid #000000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Consolas" fo:font-size="8pt" style:font-name-asian="Consolas" style:font-size-asian="8pt" style:font-name-complex="Consolas" style:font-size-complex="4.59999990463257pt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1"/>
        <table:table-row table:style-name="ro1">
          <table:table-cell table:style-name="ce1" office:value-type="string">
            <text:p>Record</text:p>
          </table:table-cell>
          <table:table-cell table:style-name="Default"/>
          <table:table-cell table:style-name="ce9"/>
        </table:table-row>
        <table:table-row table:style-name="ro1">
          <table:table-cell table:style-name="ce2" office:value-type="string">
            <text:p>Testcase</text:p>
          </table:table-cell>
          <table:table-cell table:style-name="ce2" office:value-type="string">
            <text:p>Impl</text:p>
          </table:table-cell>
          <table:table-cell table:style-name="ce10" office:value-type="string">
            <text:p>Details</text:p>
          </table:table-cell>
        </table:table-row>
        <table:table-row table:style-name="ro1">
          <table:table-cell office:value-type="string">
            <text:p>Global</text:p>
          </table:table-cell>
          <table:table-cell table:style-name="ce6" office:value-type="string">
            <text:p><text:span text:style-name="T2">RecordGlobalTest</text:span></text:p>
          </table:table-cell>
          <table:table-cell office:value-type="string">
            <text:p>save all requests</text:p>
          </table:table-cell>
        </table:table-row>
        <table:table-row table:style-name="ro1">
          <table:table-cell office:value-type="string">
            <text:p>Interface global</text:p>
          </table:table-cell>
          <table:table-cell table:style-name="ce7" office:value-type="string">
            <text:p><text:span text:style-name="T2">RouteAndRecordInterfaceGlobalTest</text:span></text:p>
          </table:table-cell>
          <table:table-cell office:value-type="string">
            <text:p>save all requests</text:p>
          </table:table-cell>
        </table:table-row>
        <table:table-row table:style-name="ro1">
          <table:table-cell office:value-type="string">
            <text:p>Method global</text:p>
          </table:table-cell>
          <table:table-cell office:value-type="string">
            <text:p>RecordMethodGlobalTest</text:p>
          </table:table-cell>
          <table:table-cell office:value-type="string">
            <text:p>save all requests</text:p>
          </table:table-cell>
        </table:table-row>
        <table:table-row table:style-name="ro1">
          <table:table-cell office:value-type="string">
            <text:p>Dont record</text:p>
          </table:table-cell>
          <table:table-cell office:value-type="string">
            <text:p>NoRecordTest</text:p>
          </table:table-cell>
          <table:table-cell office:value-type="string">
            <text:p>No record saved, recordconfig exists but not active</text:p>
          </table:table-cell>
        </table:table-row>
        <table:table-row table:style-name="ro1">
          <table:table-cell office:value-type="string">
            <text:p>Record by Recordconfig</text:p>
          </table:table-cell>
          <table:table-cell office:value-type="string">
            <text:p>RecordByRecordConfigTest</text:p>
          </table:table-cell>
          <table:table-cell office:value-type="string">
            <text:p>Save 1 request, others not, 1 other rc exists but inactive</text:p>
          </table:table-cell>
        </table:table-row>
        <table:table-row table:style-name="ro2" table:number-rows-repeated="2">
          <table:table-cell table:style-name="Default" table:number-columns-repeated="2"/>
          <table:table-cell table:style-name="ce9"/>
        </table:table-row>
        <table:table-row table:style-name="ro1">
          <table:table-cell table:style-name="ce1" office:value-type="string">
            <text:p>Mock</text:p>
          </table:table-cell>
          <table:table-cell table:style-name="Default"/>
          <table:table-cell table:style-name="ce9"/>
        </table:table-row>
        <table:table-row table:style-name="ro1">
          <table:table-cell table:style-name="ce2" office:value-type="string">
            <text:p>Testcase</text:p>
          </table:table-cell>
          <table:table-cell table:style-name="ce2" office:value-type="string">
            <text:p>Impl</text:p>
          </table:table-cell>
          <table:table-cell table:style-name="ce10" office:value-type="string">
            <text:p>Details</text:p>
          </table:table-cell>
        </table:table-row>
        <table:table-row table:style-name="ro1">
          <table:table-cell table:style-name="ce4" office:value-type="string">
            <text:p><text:span text:style-name="T1">Mock disabled global</text:span></text:p>
          </table:table-cell>
          <table:table-cell office:value-type="string">
            <text:p>MockDisabledGlobalTest</text:p>
          </table:table-cell>
          <table:table-cell office:value-type="string">
            <text:p>No mock, route or error</text:p>
          </table:table-cell>
        </table:table-row>
        <table:table-row table:style-name="ro1">
          <table:table-cell office:value-type="string">
            <text:p>Mock disabled Interface global</text:p>
          </table:table-cell>
          <table:table-cell table:style-name="ce7" office:value-type="string">
            <text:p><text:span text:style-name="T2">RouteAndRecordInterfaceGlobalTest</text:span></text:p>
          </table:table-cell>
          <table:table-cell office:value-type="string">
            <text:p>No mock, route or error</text:p>
          </table:table-cell>
        </table:table-row>
        <table:table-row table:style-name="ro1">
          <table:table-cell office:value-type="string">
            <text:p>Mock disabled Method global</text:p>
          </table:table-cell>
          <table:table-cell office:value-type="string">
            <text:p>MockDisabledMethodGlobalTest</text:p>
          </table:table-cell>
          <table:table-cell office:value-type="string">
            <text:p>No mock, route or error</text:p>
          </table:table-cell>
        </table:table-row>
        <table:table-row table:style-name="ro1">
          <table:table-cell office:value-type="string">
            <text:p>No mockdata</text:p>
          </table:table-cell>
          <table:table-cell office:value-type="string">
            <text:p>ErrorOnNoMockdataTest</text:p>
          </table:table-cell>
          <table:table-cell office:value-type="string">
            <text:p>Error, mockData with active=false, mockData for mocksession</text:p>
          </table:table-cell>
        </table:table-row>
        <table:table-row table:style-name="ro3">
          <table:table-cell office:value-type="string">
            <text:p>Mock for mockSession</text:p>
          </table:table-cell>
          <table:table-cell office:value-type="string">
            <text:p>MockByMockSessionTest</text:p>
          </table:table-cell>
          <table:table-cell office:value-type="string">
            <text:p>Mock with session, error without, mockdata for other session exists</text:p>
          </table:table-cell>
        </table:table-row>
        <table:table-row table:style-name="ro1">
          <table:table-cell office:value-type="string">
            <text:p>Mock method global</text:p>
          </table:table-cell>
          <table:table-cell office:value-type="string">
            <text:p>MockByMockdataTest</text:p>
          </table:table-cell>
          <table:table-cell office:value-type="string">
            <text:p>Mockdata exists but doesnt match</text:p>
          </table:table-cell>
        </table:table-row>
        <table:table-row table:style-name="ro3">
          <table:table-cell office:value-type="string">
            <text:p>Mock by Mockdata</text:p>
          </table:table-cell>
          <table:table-cell table:style-name="ce6" office:value-type="string">
            <text:p><text:span text:style-name="T2">MockByMockdataTest</text:span></text:p>
          </table:table-cell>
          <table:table-cell office:value-type="string">
            <text:p>2 Mockdata active + 2 Mockdata inactive + method global mockdata exists</text:p>
          </table:table-cell>
        </table:table-row>
        <table:table-row table:style-name="ro2" table:number-rows-repeated="2">
          <table:table-cell table:style-name="Default" table:number-columns-repeated="2"/>
          <table:table-cell table:style-name="ce9"/>
        </table:table-row>
        <table:table-row table:style-name="ro2">
          <table:table-cell table:style-name="ce1" office:value-type="string">
            <text:p>Route</text:p>
          </table:table-cell>
          <table:table-cell table:style-name="Default"/>
          <table:table-cell table:style-name="ce9"/>
        </table:table-row>
        <table:table-row table:style-name="ro1">
          <table:table-cell table:style-name="ce5" office:value-type="string">
            <text:p>Testcase</text:p>
          </table:table-cell>
          <table:table-cell table:style-name="ce5" office:value-type="string">
            <text:p>Impl</text:p>
          </table:table-cell>
          <table:table-cell table:style-name="ce12" office:value-type="string">
            <text:p>Details</text:p>
          </table:table-cell>
        </table:table-row>
        <table:table-row table:style-name="ro1">
          <table:table-cell office:value-type="string">
            <text:p>On mock disabled</text:p>
          </table:table-cell>
          <table:table-cell table:style-name="ce7" office:value-type="string">
            <text:p><text:span text:style-name="T2">RouteAndRecordInterfaceGlobalTest</text:span></text:p>
          </table:table-cell>
          <table:table-cell office:value-type="string">
            <text:p>route all requests</text:p>
          </table:table-cell>
        </table:table-row>
        <table:table-row table:style-name="ro1">
          <table:table-cell office:value-type="string">
            <text:p>On no mockdata</text:p>
          </table:table-cell>
          <table:table-cell office:value-type="string">
            <text:p>MockDisabledGlobalTest</text:p>
          </table:table-cell>
          <table:table-cell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10.12.2019</text:date>, <text:time>07:08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J</meta:initial-creator>
    <meta:creation-date>2019-12-03T07:10:29.37</meta:creation-date>
    <dc:date>2019-12-10T07:08:43.01</dc:date>
    <dc:creator>A J</dc:creator>
    <meta:editing-duration>P5DT23H59M47S</meta:editing-duration>
    <meta:editing-cycles>16</meta:editing-cycles>
    <meta:generator>OpenOffice/4.1.5$Win32 OpenOffice.org_project/415m1$Build-9789</meta:generator>
    <meta:document-statistic meta:table-count="3" meta:cell-count="53" meta:object-count="0"/>
  </office:meta>
</office:document-meta>
</file>